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0.5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96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99.62mm"/>
    </style:style>
    <style:style style:name="co11" style:family="table-column">
      <style:table-column-properties fo:break-before="auto" style:column-width="61.95mm"/>
    </style:style>
    <style:style style:name="co12" style:family="table-column">
      <style:table-column-properties fo:break-before="auto" style:column-width="103.26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58.72mm"/>
    </style:style>
    <style:style style:name="co15" style:family="table-column">
      <style:table-column-properties fo:break-before="auto" style:column-width="119.54mm"/>
    </style:style>
    <style:style style:name="co16" style:family="table-column">
      <style:table-column-properties fo:break-before="auto" style:column-width="65.3mm"/>
    </style:style>
    <style:style style:name="co17" style:family="table-column">
      <style:table-column-properties fo:break-before="auto" style:column-width="55.77mm"/>
    </style:style>
    <style:style style:name="co18" style:family="table-column">
      <style:table-column-properties fo:break-before="auto" style:column-width="106.15mm"/>
    </style:style>
    <style:style style:name="co19" style:family="table-column">
      <style:table-column-properties fo:break-before="auto" style:column-width="77.56mm"/>
    </style:style>
    <style:style style:name="co20" style:family="table-column">
      <style:table-column-properties fo:break-before="auto" style:column-width="57.59mm"/>
    </style:style>
    <style:style style:name="co21" style:family="table-column">
      <style:table-column-properties fo:break-before="auto" style:column-width="120.46mm"/>
    </style:style>
    <style:style style:name="co22" style:family="table-column">
      <style:table-column-properties fo:break-before="auto" style:column-width="94.58mm"/>
    </style:style>
    <style:style style:name="co23" style:family="table-column">
      <style:table-column-properties fo:break-before="auto" style:column-width="98.32mm"/>
    </style:style>
    <style:style style:name="co24" style:family="table-column">
      <style:table-column-properties fo:break-before="auto" style:column-width="94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84">
      <style:table-cell-properties style:text-align-source="fix" style:repeat-content="false" fo:wrap-option="no-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12:48:19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art</text:p>
          </table:table-cell>
          <table:table-cell table:style-name="ce2"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-ASP Programm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er cabl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05:36:43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Default" table:number-columns-repeated="2"/>
          <table:table-cell table:style-name="ce2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Socket_Strips:Socket_Strip_Straight_1x01_Pitch2.54mm</text:p>
          </table:table-cell>
          <table:table-cell table:style-name="Default" table:number-columns-repeated="2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 – orange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Socket_Strips:Socket_Strip_Straight_1x01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" table:style-name="ta1"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5:49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 – r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er" table:style-name="ta1">
        <table:table-column table:style-name="co9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9" table:default-cell-style-name="ce3"/>
        <table:table-column table:style-name="co8" table:number-columns-repeated="1017" table:default-cell-style-name="ce3"/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9:13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5" office:value-type="string" calcext:value-type="string">
            <text:p>Date Issue</text:p>
          </table:table-cell>
          <table:table-cell table:style-name="ce7" office:value-type="date" office:date-value="2019-01-04" calcext:value-type="date">
            <text:p>2019-01-0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Default" table:number-columns-repeated="2"/>
          <table:table-cell table:style-name="ce5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tches" table:style-name="ta1">
        <table:table-column table:style-name="co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10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8" table:number-columns-repeated="1017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ate:</text:p>
          </table:table-cell>
          <table:table-cell office:value-type="string" calcext:value-type="string">
            <text:p>Tue 22 Jan 2019 11:39:28 AM I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mponent Count: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11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Collated Components: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Reference(s)</text:p>
          </table:table-cell>
          <table:table-cell table:style-name="ce11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, D2, 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2, J3, J4, J5, J6, J7, J8, J9, J10, J11, 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5, R6, R7, R8, R9, R10, R11, R12, R13, R14, R15, 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1:50:48.730581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9:01.281503643</meta:creation-date>
    <meta:generator>LibreOffice/6.1.4.2$Linux_X86_64 LibreOffice_project/10$Build-2</meta:generator>
    <dc:date>2019-01-22T17:40:49.505978247</dc:date>
    <meta:editing-duration>PT5H58M54S</meta:editing-duration>
    <meta:editing-cycles>41</meta:editing-cycles>
    <meta:document-statistic meta:table-count="5" meta:cell-count="2193" meta:object-count="0"/>
  </office:meta>
</office:document-meta>
</file>